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1pt" fo:font-weight="normal" officeooo:rsid="000abd3c" officeooo:paragraph-rsid="000abd3c" style:font-size-asian="11pt" style:font-weight-asian="normal" style:font-size-complex="11pt" style:font-weight-complex="normal"/>
    </style:style>
    <style:style style:name="P2" style:family="paragraph" style:parent-style-name="Standard">
      <style:text-properties style:font-name="Georgia" fo:font-size="11pt" fo:font-weight="normal" officeooo:rsid="0002d92e" officeooo:paragraph-rsid="000abd3c" style:font-size-asian="11pt" style:font-weight-asian="normal" style:font-size-complex="11pt" style:font-weight-complex="normal"/>
    </style:style>
    <style:style style:name="P3" style:family="paragraph" style:parent-style-name="Standard">
      <style:text-properties style:font-name="Georgia" fo:font-size="11pt" fo:font-weight="normal" officeooo:rsid="0002d92e" officeooo:paragraph-rsid="0002d92e" style:font-size-asian="11pt" style:font-weight-asian="normal" style:font-size-complex="11pt" style:font-weight-complex="normal"/>
    </style:style>
    <style:style style:name="P4" style:family="paragraph" style:parent-style-name="Standard">
      <style:text-properties style:font-name="Georgia" fo:font-size="11pt" style:text-underline-style="none" fo:font-weight="normal" officeooo:rsid="0002d92e" officeooo:paragraph-rsid="0002d92e" style:font-size-asian="11pt" style:font-weight-asian="normal" style:font-size-complex="11pt" style:font-weight-complex="normal"/>
    </style:style>
    <style:style style:name="P5" style:family="paragraph" style:parent-style-name="Standard">
      <style:text-properties style:font-name="Georgia" fo:font-size="11pt" style:text-underline-style="none" fo:font-weight="normal" officeooo:rsid="0006fc0b" officeooo:paragraph-rsid="0006fc0b" style:font-size-asian="11pt" style:font-weight-asian="normal" style:font-size-complex="11pt" style:font-weight-complex="normal"/>
    </style:style>
    <style:style style:name="P6" style:family="paragraph" style:parent-style-name="Standard">
      <style:text-properties style:font-name="Georgia" fo:font-size="11pt" style:text-underline-style="none" fo:font-weight="normal" officeooo:rsid="0007a07a" officeooo:paragraph-rsid="0007a07a" style:font-size-asian="11pt" style:font-weight-asian="normal" style:font-size-complex="11pt" style:font-weight-complex="normal"/>
    </style:style>
    <style:style style:name="P7" style:family="paragraph" style:parent-style-name="Standard">
      <style:text-properties style:font-name="Georgia" fo:font-size="11pt" style:text-underline-style="none" fo:font-weight="normal" officeooo:rsid="000abd3c" officeooo:paragraph-rsid="000abd3c" style:font-size-asian="11pt" style:font-weight-asian="normal" style:font-size-complex="11pt" style:font-weight-complex="normal"/>
    </style:style>
    <style:style style:name="P8" style:family="paragraph" style:parent-style-name="Standard">
      <style:text-properties style:font-name="Georgia" fo:font-size="11pt" style:text-underline-style="none" fo:font-weight="normal" officeooo:rsid="000aeeff" officeooo:paragraph-rsid="000aeeff" style:font-size-asian="11pt" style:font-weight-asian="normal" style:font-size-complex="11pt" style:font-weight-complex="normal"/>
    </style:style>
    <style:style style:name="P9" style:family="paragraph" style:parent-style-name="Standard">
      <style:text-properties style:font-name="Georgia" fo:font-size="11pt" style:text-underline-style="none" fo:font-weight="normal" officeooo:rsid="000af3e6" officeooo:paragraph-rsid="000af3e6" style:font-size-asian="11pt" style:font-weight-asian="normal" style:font-size-complex="11pt" style:font-weight-complex="normal"/>
    </style:style>
    <style:style style:name="P10" style:family="paragraph" style:parent-style-name="Standard">
      <style:text-properties style:font-name="Carlito" fo:font-size="24pt" officeooo:rsid="0001ca4f" officeooo:paragraph-rsid="0001ca4f" style:font-size-asian="21pt" style:font-size-complex="24pt"/>
    </style:style>
    <style:style style:name="P11" style:family="paragraph" style:parent-style-name="Standard">
      <style:text-properties style:font-name="Carlito" fo:font-size="24pt" fo:font-weight="bold" officeooo:rsid="0001ca4f" officeooo:paragraph-rsid="0001ca4f" style:font-size-asian="21pt" style:font-weight-asian="bold" style:font-size-complex="24pt" style:font-weight-complex="bold"/>
    </style:style>
    <style:style style:name="P12" style:family="paragraph" style:parent-style-name="Standard">
      <style:text-properties style:font-name="Carlito" fo:font-size="11pt" fo:font-weight="bold" officeooo:rsid="0002d92e" officeooo:paragraph-rsid="0002d92e" style:font-size-asian="11pt" style:font-weight-asian="bold" style:font-size-complex="11pt" style:font-weight-complex="bold"/>
    </style:style>
    <style:style style:name="P13" style:family="paragraph" style:parent-style-name="Standard">
      <style:text-properties style:font-name="Carlito" fo:font-size="11pt" fo:font-weight="bold" officeooo:rsid="0002d92e" officeooo:paragraph-rsid="0006fc0b" style:font-size-asian="11pt" style:font-weight-asian="bold" style:font-size-complex="11pt" style:font-weight-complex="bold"/>
    </style:style>
    <style:style style:name="P14" style:family="paragraph" style:parent-style-name="Standard">
      <style:text-properties style:font-name="Carlito" fo:font-size="11pt" fo:font-weight="bold" officeooo:rsid="0002d92e" officeooo:paragraph-rsid="0007a07a" style:font-size-asian="11pt" style:font-weight-asian="bold" style:font-size-complex="11pt" style:font-weight-complex="bold"/>
    </style:style>
    <style:style style:name="P15" style:family="paragraph" style:parent-style-name="Standard">
      <style:text-properties style:font-name="Carlito" fo:font-size="11pt" fo:font-weight="bold" officeooo:rsid="0002d92e" officeooo:paragraph-rsid="000abd3c" style:font-size-asian="11pt" style:font-weight-asian="bold" style:font-size-complex="11pt" style:font-weight-complex="bold"/>
    </style:style>
    <style:style style:name="P16" style:family="paragraph" style:parent-style-name="Standard">
      <style:text-properties style:font-name="Carlito" fo:font-size="11pt" fo:font-weight="bold" officeooo:rsid="0002d92e" officeooo:paragraph-rsid="000aeeff" style:font-size-asian="11pt" style:font-weight-asian="bold" style:font-size-complex="11pt" style:font-weight-complex="bold"/>
    </style:style>
    <style:style style:name="P17" style:family="paragraph" style:parent-style-name="Standard">
      <style:text-properties style:font-name="Georgia" fo:font-size="11pt" style:text-underline-style="none" fo:font-weight="normal" officeooo:rsid="000af3e6" officeooo:paragraph-rsid="000af3e6" style:font-size-asian="11pt" style:font-weight-asian="normal" style:font-size-complex="11pt" style:font-weight-complex="normal"/>
    </style:style>
    <style:style style:name="P18" style:family="paragraph" style:parent-style-name="Standard">
      <style:text-properties style:font-name="Georgia" fo:font-size="11pt" style:text-underline-style="none" fo:font-weight="normal" officeooo:rsid="000bf1a8" officeooo:paragraph-rsid="000bf1a8" style:font-size-asian="11pt" style:font-weight-asian="normal" style:font-size-complex="11pt" style:font-weight-complex="normal"/>
    </style:style>
    <style:style style:name="P19" style:family="paragraph" style:parent-style-name="Standard">
      <style:paragraph-properties fo:break-before="page"/>
      <style:text-properties style:font-name="Carlito" fo:font-size="13pt" fo:font-weight="bold" officeooo:rsid="000bf1a8" officeooo:paragraph-rsid="000bf1a8" style:font-size-asian="13pt" style:font-weight-asian="bold" style:font-size-complex="13pt" style:font-weight-complex="bold"/>
    </style:style>
    <style:style style:name="T1" style:family="text">
      <style:text-properties officeooo:rsid="0003ef8e"/>
    </style:style>
    <style:style style:name="T2" style:family="text">
      <style:text-properties officeooo:rsid="0006fc0b"/>
    </style:style>
    <style:style style:name="T3" style:family="text">
      <style:text-properties officeooo:rsid="000720ee"/>
    </style:style>
    <style:style style:name="T4" style:family="text">
      <style:text-properties fo:font-weight="normal" officeooo:rsid="0006fc0b" style:font-weight-asian="normal" style:font-weight-complex="normal"/>
    </style:style>
    <style:style style:name="T5" style:family="text">
      <style:text-properties fo:font-weight="normal" officeooo:rsid="0007a07a" style:font-weight-asian="normal" style:font-weight-complex="normal"/>
    </style:style>
    <style:style style:name="T6" style:family="text">
      <style:text-properties fo:font-weight="normal" officeooo:rsid="000abd3c" style:font-weight-asian="normal" style:font-weight-complex="normal"/>
    </style:style>
    <style:style style:name="T7" style:family="text">
      <style:text-properties fo:font-weight="normal" officeooo:rsid="000aeeff" style:font-weight-asian="normal" style:font-weight-complex="normal"/>
    </style:style>
    <style:style style:name="T8" style:family="text">
      <style:text-properties officeooo:rsid="000abd3c"/>
    </style:style>
    <style:style style:name="T9" style:family="text">
      <style:text-properties officeooo:rsid="000aeeff"/>
    </style:style>
    <style:style style:name="T10" style:family="text">
      <style:text-properties officeooo:rsid="000c80bf"/>
    </style:style>
    <style:style style:name="T1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netización</text:p>
      <text:p text:style-name="P10"/>
      <text:p text:style-name="P1">Se espera que los ingresos globales de las aplicaciones móviles alcancen los 190 mil millones de dólares para 2020. <text:span text:style-name="T9">El año pasado, 71.3 mil millones se atribuyen a compras dentro de la app.</text:span></text:p>
      <text:p text:style-name="P2"/>
      <text:p text:style-name="P12">Estrategia 1 <text:span text:style-name="T5">(Educación)</text:span></text:p>
      <text:p text:style-name="P3">La sardana es <text:span text:style-name="T1">tradición y patrimonio cultural de Catalunya, y con el paso del tiempo corre el peligro de desaparecer. Por este motivo se impulsa su enseñanza en escuelas de todo el territorio, aunque sin demasiado éxito, ya que es un baile que entraña cierta dificultad para aprender a bailar correctamente, sobretodo si no se tiene interés. Con nuestra aplicación pretendemos ponerlo más fácil a cualquiera que quiera aprender, ofreciendo una experiencia de aprendizaje a través de un juego que enseña a contar y repartir de forma divertida. Hay 4000 centros de educación infantil y primaria en Catalunya. Cobrando una licencia a cada uno por usar nuestra aplicación para fines educativos de 100 euros anuales, estamos contemplando un mercado de 400,000 euros anuales.</text:span></text:p>
      <text:p text:style-name="P4"/>
      <text:p text:style-name="P13">Estrategia <text:span text:style-name="T2">2</text:span><text:span text:style-name="T4"> (anuncios)</text:span></text:p>
      <text:p text:style-name="P5">El método tradicional de monetizar aplicaciones móviles gratuitas es mediante anuncios dentro de la app. Es un método sencillo de implementar que implica una colaboración con una red de anunciantes que suministra la publicidad. Lógicamente se llevan una comisión importante por el servicio. Es difícil estimar el <text:span text:style-name="T3">alcance potencial de</text:span> nuestra app, dado que el interés en este baile popular es fluctuante, pero <text:span text:style-name="T3">es patrimonio cultural de toda persona que provenga de regiones de cultura catalana: unos 13 millones de personas.</text:span></text:p>
      <text:p text:style-name="P5"/>
      <text:p text:style-name="P14">Estrategia <text:span text:style-name="T8">3</text:span><text:span text:style-name="T4"> (</text:span><text:span text:style-name="T5">freemium</text:span><text:span text:style-name="T4">)</text:span></text:p>
      <text:p text:style-name="P6">Se ofrece una versión gratuita de la aplicación que está limitada: tiene anuncios o ofrece pocas sardanas con las que practicar. Si el usuario está interesado, puede comprar la versión completa de la aplicación, que ofrecerá una cantidad significativa de contenido adicional, además de poder disfrutar del contenido que se irá añadiendo periódicamente. Si usamos anuncios en la parte gratuita, al comprar la aplicación desaparecerán. </text:p>
      <text:p text:style-name="P6"/>
      <text:p text:style-name="P15">Estrategia <text:span text:style-name="T8">4</text:span><text:span text:style-name="T4"> (</text:span><text:span text:style-name="T6">Suscripción</text:span><text:span text:style-name="T4">)</text:span></text:p>
      <text:p text:style-name="P7">Igual que proponemos vender licencias educativas a escuelas, podemos ofrecer la aplicación al mercado mediante una pequeña suscripción. Combinándolo con la estrategia anterior y siguiendo el ejemplo de spotify, inicialmente ofreceríamos la aplicación gratuitamente con anuncios, y la opción de suscribirse para eliminar los anuncios y obtener una amplia gama de sardanas que iría actualizándose. Este método tiene el problema de que una vez el usuario haya aprendido a contar y repartir a un nivel que considere satisfactorio, no tendrá suficientes incentivos como para renovar la suscripción.</text:p>
      <text:p text:style-name="P7"/>
      <text:p text:style-name="P16">Estrategia <text:span text:style-name="T9">5</text:span><text:span text:style-name="T4"> (</text:span><text:span text:style-name="T7">compras in-app</text:span><text:span text:style-name="T4">)</text:span></text:p>
      <text:p text:style-name="P8">Similar a la versión freemium, la aplicación sería inicialmente gratuita pero con un contenido limitado. Se ofrecerán al usuario comprar “packs” de sardanas de diferentes dificultades para ampliar su repertorio. Estos packs deberán comprarse con dinero de la app, “sardanacoin” por ejemplo. El jugador recibirá cantidades ínfimas de sardanacoin periódicamente al jugar y por mirar anuncios. Opcionalmente podra comprar sardanacoins con dinero real. Es un método muy popular para videojuegos móviles.</text:p>
      <text:p text:style-name="P8"/>
      <text:p text:style-name="P9"/>
      <text:p text:style-name="P9">También tenemos un partnership muy probable con la generalitat o la confederación sardanista de catalunya, que impulsaría el marketing inicial de forma gratuita.</text:p>
      <text:p text:style-name="P19">Conclusión</text:p>
      <text:p text:style-name="P18">Dado el crecimiento las nuevas tecnologías en el ámbito de la educación, y la extensión de la sardana en las escuelas catalanas, no podemos desaprovechar la oportunidad de introducir nuestra aplicación para modernizar y hacer más eficaz y divertido el aprendizaje. </text:p>
      <text:p text:style-name="P18">De cara al público general, apostaría por la estrategia freemium. La mayoría de los usuarios de la app se darán por satisfechos con un conjunto limitado de sardanas, monetizaremos el uso de estos mediante anuncios inter<text:span text:style-name="T10">sticiales, que salen en momentos puntuales como al acabar o comenzar una sardana, ocupan toda la pantalla y la atención del usuario, pero serán relativamente escasos para no producir frustración. Para los usuarios que quieran una experiencia libre de anuncios, o quieran acceder a una amplia gama de retos y sardanas, pueden comprar la versión completa de la app pagando un pequeño precio una sola v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7:03:34.651000000</meta:creation-date>
    <dc:date>2019-06-12T18:48:43.665000000</dc:date>
    <meta:editing-duration>PT20M4S</meta:editing-duration>
    <meta:editing-cycles>5</meta:editing-cycles>
    <meta:generator>LibreOffice/5.3.3.2$Windows_x86 LibreOffice_project/3d9a8b4b4e538a85e0782bd6c2d430bafe583448</meta:generator>
    <meta:document-statistic meta:table-count="0" meta:image-count="0" meta:object-count="0" meta:page-count="2" meta:paragraph-count="16" meta:word-count="643" meta:character-count="4201" meta:non-whitespace-character-count="3572"/>
  </office:meta>
</office:document-meta>
</file>